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_out" table:style-name="ta1">
        <table:shapes>
          <draw:frame draw:z-index="0" draw:style-name="gr1" draw:text-style-name="P1" svg:width="12.723cm" svg:height="7.331cm" svg:x="22.457cm" svg:y="0.691cm">
            <draw:object draw:notify-on-update-of-ranges="random_out.C1:random_out.C1 random_out.C2:random_out.C7 random_out.D1:random_out.D1 random_out.D2:random_out.D7 random_out.E1:random_out.E1 random_out.E2:random_out.E7 random_out.F1:random_out.F1 random_out.F2:random_out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256cm" svg:height="6.481cm" svg:x="22.704cm" svg:y="8.659cm">
            <draw:object draw:notify-on-update-of-ranges="random_out.C1:random_out.C1 random_out.C8:random_out.C13 random_out.D1:random_out.D1 random_out.D8:random_out.D13 random_out.E1:random_out.E1 random_out.E8:random_out.E13 random_out.F1:random_out.F1 random_out.F8:random_out.F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564cm" svg:height="7.629cm" svg:x="8.131cm" svg:y="9.397cm">
            <draw:object draw:notify-on-update-of-ranges="random_out.C1:random_out.C1 random_out.C14:random_out.C19 random_out.D1:random_out.D1 random_out.D14:random_out.D19 random_out.E1:random_out.E1 random_out.E14:random_out.E19 random_out.F1:random_out.F1 random_out.F14:random_out.F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op densit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FRP</text:p>
          </table:table-cell>
          <table:table-cell office:value-type="string" calcext:value-type="string">
            <text:p>CFSF</text:p>
          </table:table-cell>
          <table:table-cell office:value-type="string" calcext:value-type="string">
            <text:p>PreIO</text:p>
          </table:table-cell>
          <table:table-cell office:value-type="string" calcext:value-type="string">
            <text:p>SF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0.999404658666454" calcext:value-type="float">
            <text:p>0.999404658666454</text:p>
          </table:table-cell>
          <table:table-cell office:value-type="float" office:value="0.691447676208175" calcext:value-type="float">
            <text:p>0.691447676208175</text:p>
          </table:table-cell>
          <table:table-cell office:value-type="float" office:value="0.67203908352091" calcext:value-type="float">
            <text:p>0.67203908352091</text:p>
          </table:table-cell>
          <table:table-cell office:value-type="float" office:value="0.875226596645784" calcext:value-type="float">
            <text:p>0.875226596645784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.92031014020824" calcext:value-type="float">
            <text:p>1.92031014020824</text:p>
          </table:table-cell>
          <table:table-cell office:value-type="float" office:value="1.28178571672919" calcext:value-type="float">
            <text:p>1.28178571672919</text:p>
          </table:table-cell>
          <table:table-cell office:value-type="float" office:value="1.23946973295818" calcext:value-type="float">
            <text:p>1.23946973295818</text:p>
          </table:table-cell>
          <table:table-cell office:value-type="float" office:value="1.50379439397911" calcext:value-type="float">
            <text:p>1.503794393979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2.5259944586252" calcext:value-type="float">
            <text:p>2.5259944586252</text:p>
          </table:table-cell>
          <table:table-cell office:value-type="float" office:value="1.44201106852086" calcext:value-type="float">
            <text:p>1.44201106852086</text:p>
          </table:table-cell>
          <table:table-cell office:value-type="float" office:value="1.47790396987493" calcext:value-type="float">
            <text:p>1.47790396987493</text:p>
          </table:table-cell>
          <table:table-cell office:value-type="float" office:value="2.09437135308343" calcext:value-type="float">
            <text:p>2.09437135308343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4.77195729095835" calcext:value-type="float">
            <text:p>4.77195729095835</text:p>
          </table:table-cell>
          <table:table-cell office:value-type="float" office:value="3.70343539256258" calcext:value-type="float">
            <text:p>3.70343539256258</text:p>
          </table:table-cell>
          <table:table-cell office:value-type="float" office:value="3.4417555737709" calcext:value-type="float">
            <text:p>3.4417555737709</text:p>
          </table:table-cell>
          <table:table-cell office:value-type="float" office:value="3.7268367734168" calcext:value-type="float">
            <text:p>3.726836773416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50" calcext:value-type="float">
            <text:p>250</text:p>
          </table:table-cell>
          <table:table-cell office:value-type="float" office:value="6.63324485645851" calcext:value-type="float">
            <text:p>6.63324485645851</text:p>
          </table:table-cell>
          <table:table-cell office:value-type="float" office:value="4.56586926062494" calcext:value-type="float">
            <text:p>4.56586926062494</text:p>
          </table:table-cell>
          <table:table-cell office:value-type="float" office:value="3.97038861702066" calcext:value-type="float">
            <text:p>3.97038861702066</text:p>
          </table:table-cell>
          <table:table-cell office:value-type="float" office:value="4.46306731054157" calcext:value-type="float">
            <text:p>4.4630673105415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6.72962300135407" calcext:value-type="float">
            <text:p>6.72962300135407</text:p>
          </table:table-cell>
          <table:table-cell office:value-type="float" office:value="5.30421664058332" calcext:value-type="float">
            <text:p>5.30421664058332</text:p>
          </table:table-cell>
          <table:table-cell office:value-type="float" office:value="4.52739325356244" calcext:value-type="float">
            <text:p>4.52739325356244</text:p>
          </table:table-cell>
          <table:table-cell office:value-type="float" office:value="4.82588035379164" calcext:value-type="float">
            <text:p>4.82588035379164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.04314908110409" calcext:value-type="float">
            <text:p>1.04314908110409</text:p>
          </table:table-cell>
          <table:table-cell office:value-type="float" office:value="0.580850583895976" calcext:value-type="float">
            <text:p>0.580850583895976</text:p>
          </table:table-cell>
          <table:table-cell office:value-type="float" office:value="0.59019563087503" calcext:value-type="float">
            <text:p>0.59019563087503</text:p>
          </table:table-cell>
          <table:table-cell office:value-type="float" office:value="1.01747698622931" calcext:value-type="float">
            <text:p>1.01747698622931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2.63547577808309" calcext:value-type="float">
            <text:p>2.63547577808309</text:p>
          </table:table-cell>
          <table:table-cell office:value-type="float" office:value="1.67223472287501" calcext:value-type="float">
            <text:p>1.67223472287501</text:p>
          </table:table-cell>
          <table:table-cell office:value-type="float" office:value="1.69439095158339" calcext:value-type="float">
            <text:p>1.69439095158339</text:p>
          </table:table-cell>
          <table:table-cell office:value-type="float" office:value="2.14450123027077" calcext:value-type="float">
            <text:p>2.14450123027077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4.12334442285406" calcext:value-type="float">
            <text:p>4.12334442285406</text:p>
          </table:table-cell>
          <table:table-cell office:value-type="float" office:value="2.55498145633311" calcext:value-type="float">
            <text:p>2.55498145633311</text:p>
          </table:table-cell>
          <table:table-cell office:value-type="float" office:value="2.70142931977061" calcext:value-type="float">
            <text:p>2.70142931977061</text:p>
          </table:table-cell>
          <table:table-cell office:value-type="float" office:value="3.92241259816658" calcext:value-type="float">
            <text:p>3.92241259816658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1.00115691225013" calcext:value-type="float">
            <text:p>1.00115691225013</text:p>
          </table:table-cell>
          <table:table-cell office:value-type="float" office:value="0.460220864749961" calcext:value-type="float">
            <text:p>0.460220864749961</text:p>
          </table:table-cell>
          <table:table-cell office:value-type="float" office:value="0.552544367291622" calcext:value-type="float">
            <text:p>0.552544367291622</text:p>
          </table:table-cell>
          <table:table-cell office:value-type="float" office:value="4.97293658843739" calcext:value-type="float">
            <text:p>4.97293658843739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50" calcext:value-type="float">
            <text:p>250</text:p>
          </table:table-cell>
          <table:table-cell office:value-type="float" office:value="6.37531180127087" calcext:value-type="float">
            <text:p>6.37531180127087</text:p>
          </table:table-cell>
          <table:table-cell office:value-type="float" office:value="4.2254400140208" calcext:value-type="float">
            <text:p>4.2254400140208</text:p>
          </table:table-cell>
          <table:table-cell office:value-type="float" office:value="4.03681998018749" calcext:value-type="float">
            <text:p>4.03681998018749</text:p>
          </table:table-cell>
          <table:table-cell office:value-type="float" office:value="6.29155726168746" calcext:value-type="float">
            <text:p>6.29155726168746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float" office:value="7.49345193866674" calcext:value-type="float">
            <text:p>7.49345193866674</text:p>
          </table:table-cell>
          <table:table-cell office:value-type="float" office:value="5.02544444187508" calcext:value-type="float">
            <text:p>5.02544444187508</text:p>
          </table:table-cell>
          <table:table-cell office:value-type="float" office:value="4.83290103681251" calcext:value-type="float">
            <text:p>4.83290103681251</text:p>
          </table:table-cell>
          <table:table-cell office:value-type="float" office:value="7.75749084331261" calcext:value-type="float">
            <text:p>7.7574908433126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.25960863883351" calcext:value-type="float">
            <text:p>1.25960863883351</text:p>
          </table:table-cell>
          <table:table-cell office:value-type="float" office:value="0.759903407374926" calcext:value-type="float">
            <text:p>0.759903407374926</text:p>
          </table:table-cell>
          <table:table-cell office:value-type="float" office:value="0.810086578604076" calcext:value-type="float">
            <text:p>0.810086578604076</text:p>
          </table:table-cell>
          <table:table-cell office:value-type="float" office:value="1.52423474797894" calcext:value-type="float">
            <text:p>1.52423474797894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.04234395300002" calcext:value-type="float">
            <text:p>2.04234395300002</text:p>
          </table:table-cell>
          <table:table-cell office:value-type="float" office:value="0.932525993020855" calcext:value-type="float">
            <text:p>0.932525993020855</text:p>
          </table:table-cell>
          <table:table-cell office:value-type="float" office:value="1.183584907146" calcext:value-type="float">
            <text:p>1.183584907146</text:p>
          </table:table-cell>
          <table:table-cell office:value-type="float" office:value="3.26939773279167" calcext:value-type="float">
            <text:p>3.26939773279167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office:value-type="float" office:value="3.07516229056235" calcext:value-type="float">
            <text:p>3.07516229056235</text:p>
          </table:table-cell>
          <table:table-cell office:value-type="float" office:value="1.615695123" calcext:value-type="float">
            <text:p>1.615695123</text:p>
          </table:table-cell>
          <table:table-cell office:value-type="float" office:value="1.79944408735429" calcext:value-type="float">
            <text:p>1.79944408735429</text:p>
          </table:table-cell>
          <table:table-cell office:value-type="float" office:value="5.53815786802073" calcext:value-type="float">
            <text:p>5.5381578680207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0.889990514062598" calcext:value-type="float">
            <text:p>0.889990514062598</text:p>
          </table:table-cell>
          <table:table-cell office:value-type="float" office:value="0.329272314713201" calcext:value-type="float">
            <text:p>0.329272314713201</text:p>
          </table:table-cell>
          <table:table-cell office:value-type="float" office:value="0.452341688437514" calcext:value-type="float">
            <text:p>0.452341688437514</text:p>
          </table:table-cell>
          <table:table-cell office:value-type="float" office:value="7.31825797893746" calcext:value-type="float">
            <text:p>7.3182579789374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office:value-type="float" office:value="6.54674303237492" calcext:value-type="float">
            <text:p>6.54674303237492</text:p>
          </table:table-cell>
          <table:table-cell office:value-type="float" office:value="3.58180752108323" calcext:value-type="float">
            <text:p>3.58180752108323</text:p>
          </table:table-cell>
          <table:table-cell office:value-type="float" office:value="3.72047145608328" calcext:value-type="float">
            <text:p>3.72047145608328</text:p>
          </table:table-cell>
          <table:table-cell office:value-type="float" office:value="8.86095557222903" calcext:value-type="float">
            <text:p>8.8609555722290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8.63244034381241" calcext:value-type="float">
            <text:p>8.63244034381241</text:p>
          </table:table-cell>
          <table:table-cell office:value-type="float" office:value="5.28562324554171" calcext:value-type="float">
            <text:p>5.28562324554171</text:p>
          </table:table-cell>
          <table:table-cell office:value-type="float" office:value="5.29844278006226" calcext:value-type="float">
            <text:p>5.29844278006226</text:p>
          </table:table-cell>
          <table:table-cell office:value-type="float" office:value="11.6675698500834" calcext:value-type="float">
            <text:p>11.66756985008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4T13:17:13.436839092</dc:date>
    <meta:editing-duration>PT2M33S</meta:editing-duration>
    <meta:editing-cycles>1</meta:editing-cycles>
    <meta:document-statistic meta:table-count="1" meta:cell-count="114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24cm" svg:height="7.332cm" xlink:href=".." xlink:type="simple" chart:class="chart:line" chart:style-name="ch1">
        <chart:title svg:x="5.974cm" svg:y="0.282cm" chart:style-name="ch2">
          <text:p>0.1</text:p>
        </chart:title>
        <chart:legend chart:legend-position="end" svg:x="10.454cm" svg:y="2.62cm" style:legend-expansion="high" chart:style-name="ch3"/>
        <chart:plot-area chart:style-name="ch4" table:cell-range-address="random_out.C1:random_out.F7" chart:data-source-has-labels="row" svg:x="0.254cm" svg:y="1.207cm" svg:width="9.946cm" svg:height="5.979cm">
          <chart:coordinate-region svg:x="0.69cm" svg:y="1.406cm" svg:width="9.416cm" svg:height="5.13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andom_out.C2:random_out.C7" chart:label-cell-address="random_out.C1:random_out.C1" chart:class="chart:line">
            <chart:data-point chart:repeated="6"/>
          </chart:series>
          <chart:series chart:style-name="ch8" chart:values-cell-range-address="random_out.D2:random_out.D7" chart:label-cell-address="random_out.D1:random_out.D1" chart:class="chart:line">
            <chart:data-point chart:repeated="6"/>
          </chart:series>
          <chart:series chart:style-name="ch9" chart:values-cell-range-address="random_out.E2:random_out.E7" chart:label-cell-address="random_out.E1:random_out.E1" chart:class="chart:line">
            <chart:data-point chart:repeated="6"/>
          </chart:series>
          <chart:series chart:style-name="ch10" chart:values-cell-range-address="random_out.F2:random_out.F7" chart:label-cell-address="random_out.F1:random_out.F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FRP</text:p>
                <draw:g>
                  <svg:desc>random_out.C1:random_out.C1</svg:desc>
                </draw:g>
              </table:table-cell>
              <table:table-cell office:value-type="string">
                <text:p>CFSF</text:p>
                <draw:g>
                  <svg:desc>random_out.D1:random_out.D1</svg:desc>
                </draw:g>
              </table:table-cell>
              <table:table-cell office:value-type="string">
                <text:p>PreIO</text:p>
                <draw:g>
                  <svg:desc>random_out.E1:random_out.E1</svg:desc>
                </draw:g>
              </table:table-cell>
              <table:table-cell office:value-type="string">
                <text:p>SF</text:p>
                <draw:g>
                  <svg:desc>random_out.F1:random_ou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04658666454">
                <text:p>0.999404658666454</text:p>
                <draw:g>
                  <svg:desc>random_out.C2:random_out.C7</svg:desc>
                </draw:g>
              </table:table-cell>
              <table:table-cell office:value-type="float" office:value="0.691447676208175">
                <text:p>0.691447676208175</text:p>
                <draw:g>
                  <svg:desc>random_out.D2:random_out.D7</svg:desc>
                </draw:g>
              </table:table-cell>
              <table:table-cell office:value-type="float" office:value="0.67203908352091">
                <text:p>0.67203908352091</text:p>
                <draw:g>
                  <svg:desc>random_out.E2:random_out.E7</svg:desc>
                </draw:g>
              </table:table-cell>
              <table:table-cell office:value-type="float" office:value="0.875226596645784">
                <text:p>0.875226596645784</text:p>
                <draw:g>
                  <svg:desc>random_out.F2:random_out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2031014020824">
                <text:p>1.92031014020824</text:p>
              </table:table-cell>
              <table:table-cell office:value-type="float" office:value="1.28178571672919">
                <text:p>1.28178571672919</text:p>
              </table:table-cell>
              <table:table-cell office:value-type="float" office:value="1.23946973295818">
                <text:p>1.23946973295818</text:p>
              </table:table-cell>
              <table:table-cell office:value-type="float" office:value="1.50379439397911">
                <text:p>1.50379439397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259944586252">
                <text:p>2.5259944586252</text:p>
              </table:table-cell>
              <table:table-cell office:value-type="float" office:value="1.44201106852086">
                <text:p>1.44201106852086</text:p>
              </table:table-cell>
              <table:table-cell office:value-type="float" office:value="1.47790396987493">
                <text:p>1.47790396987493</text:p>
              </table:table-cell>
              <table:table-cell office:value-type="float" office:value="2.09437135308343">
                <text:p>2.09437135308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7195729095835">
                <text:p>4.77195729095835</text:p>
              </table:table-cell>
              <table:table-cell office:value-type="float" office:value="3.70343539256258">
                <text:p>3.70343539256258</text:p>
              </table:table-cell>
              <table:table-cell office:value-type="float" office:value="3.4417555737709">
                <text:p>3.4417555737709</text:p>
              </table:table-cell>
              <table:table-cell office:value-type="float" office:value="3.7268367734168">
                <text:p>3.7268367734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3324485645851">
                <text:p>6.63324485645851</text:p>
              </table:table-cell>
              <table:table-cell office:value-type="float" office:value="4.56586926062494">
                <text:p>4.56586926062494</text:p>
              </table:table-cell>
              <table:table-cell office:value-type="float" office:value="3.97038861702066">
                <text:p>3.97038861702066</text:p>
              </table:table-cell>
              <table:table-cell office:value-type="float" office:value="4.46306731054157">
                <text:p>4.46306731054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2962300135407">
                <text:p>6.72962300135407</text:p>
              </table:table-cell>
              <table:table-cell office:value-type="float" office:value="5.30421664058332">
                <text:p>5.30421664058332</text:p>
              </table:table-cell>
              <table:table-cell office:value-type="float" office:value="4.52739325356244">
                <text:p>4.52739325356244</text:p>
              </table:table-cell>
              <table:table-cell office:value-type="float" office:value="4.82588035379164">
                <text:p>4.82588035379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57cm" svg:height="6.482cm" xlink:href=".." xlink:type="simple" chart:class="chart:line" chart:style-name="ch1">
        <chart:title svg:x="5.621cm" svg:y="0.265cm" chart:style-name="ch2">
          <text:p>0.25</text:p>
        </chart:title>
        <chart:legend chart:legend-position="end" svg:x="9.987cm" svg:y="2.195cm" style:legend-expansion="high" chart:style-name="ch3"/>
        <chart:plot-area chart:style-name="ch4" table:cell-range-address="random_out.C1:random_out.F1 random_out.C8:random_out.F13" chart:data-source-has-labels="row" svg:x="0.245cm" svg:y="1.173cm" svg:width="9.497cm" svg:height="5.18cm">
          <chart:coordinate-region svg:x="0.681cm" svg:y="1.372cm" svg:width="8.967cm" svg:height="4.3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andom_out.C8:random_out.C13" chart:label-cell-address="random_out.C1:random_out.C1" chart:class="chart:line">
            <chart:data-point chart:repeated="6"/>
          </chart:series>
          <chart:series chart:style-name="ch8" chart:values-cell-range-address="random_out.D8:random_out.D13" chart:label-cell-address="random_out.D1:random_out.D1" chart:class="chart:line">
            <chart:data-point chart:repeated="6"/>
          </chart:series>
          <chart:series chart:style-name="ch9" chart:values-cell-range-address="random_out.E8:random_out.E13" chart:label-cell-address="random_out.E1:random_out.E1" chart:class="chart:line">
            <chart:data-point chart:repeated="6"/>
          </chart:series>
          <chart:series chart:style-name="ch10" chart:values-cell-range-address="random_out.F8:random_out.F13" chart:label-cell-address="random_out.F1:random_out.F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FRP</text:p>
                <draw:g>
                  <svg:desc>random_out.C1:random_out.C1</svg:desc>
                </draw:g>
              </table:table-cell>
              <table:table-cell office:value-type="string">
                <text:p>CFSF</text:p>
                <draw:g>
                  <svg:desc>random_out.D1:random_out.D1</svg:desc>
                </draw:g>
              </table:table-cell>
              <table:table-cell office:value-type="string">
                <text:p>PreIO</text:p>
                <draw:g>
                  <svg:desc>random_out.E1:random_out.E1</svg:desc>
                </draw:g>
              </table:table-cell>
              <table:table-cell office:value-type="string">
                <text:p>SF</text:p>
                <draw:g>
                  <svg:desc>random_out.F1:random_ou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4314908110409">
                <text:p>1.04314908110409</text:p>
                <draw:g>
                  <svg:desc>random_out.C8:random_out.C13</svg:desc>
                </draw:g>
              </table:table-cell>
              <table:table-cell office:value-type="float" office:value="0.580850583895976">
                <text:p>0.580850583895976</text:p>
                <draw:g>
                  <svg:desc>random_out.D8:random_out.D13</svg:desc>
                </draw:g>
              </table:table-cell>
              <table:table-cell office:value-type="float" office:value="0.59019563087503">
                <text:p>0.59019563087503</text:p>
                <draw:g>
                  <svg:desc>random_out.E8:random_out.E13</svg:desc>
                </draw:g>
              </table:table-cell>
              <table:table-cell office:value-type="float" office:value="1.01747698622931">
                <text:p>1.01747698622931</text:p>
                <draw:g>
                  <svg:desc>random_out.F8:random_out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3547577808309">
                <text:p>2.63547577808309</text:p>
              </table:table-cell>
              <table:table-cell office:value-type="float" office:value="1.67223472287501">
                <text:p>1.67223472287501</text:p>
              </table:table-cell>
              <table:table-cell office:value-type="float" office:value="1.69439095158339">
                <text:p>1.69439095158339</text:p>
              </table:table-cell>
              <table:table-cell office:value-type="float" office:value="2.14450123027077">
                <text:p>2.14450123027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2334442285406">
                <text:p>4.12334442285406</text:p>
              </table:table-cell>
              <table:table-cell office:value-type="float" office:value="2.55498145633311">
                <text:p>2.55498145633311</text:p>
              </table:table-cell>
              <table:table-cell office:value-type="float" office:value="2.70142931977061">
                <text:p>2.70142931977061</text:p>
              </table:table-cell>
              <table:table-cell office:value-type="float" office:value="3.92241259816658">
                <text:p>3.92241259816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115691225013">
                <text:p>1.00115691225013</text:p>
              </table:table-cell>
              <table:table-cell office:value-type="float" office:value="0.460220864749961">
                <text:p>0.460220864749961</text:p>
              </table:table-cell>
              <table:table-cell office:value-type="float" office:value="0.552544367291622">
                <text:p>0.552544367291622</text:p>
              </table:table-cell>
              <table:table-cell office:value-type="float" office:value="4.97293658843739">
                <text:p>4.97293658843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7531180127087">
                <text:p>6.37531180127087</text:p>
              </table:table-cell>
              <table:table-cell office:value-type="float" office:value="4.2254400140208">
                <text:p>4.2254400140208</text:p>
              </table:table-cell>
              <table:table-cell office:value-type="float" office:value="4.03681998018749">
                <text:p>4.03681998018749</text:p>
              </table:table-cell>
              <table:table-cell office:value-type="float" office:value="6.29155726168746">
                <text:p>6.29155726168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9345193866674">
                <text:p>7.49345193866674</text:p>
              </table:table-cell>
              <table:table-cell office:value-type="float" office:value="5.02544444187508">
                <text:p>5.02544444187508</text:p>
              </table:table-cell>
              <table:table-cell office:value-type="float" office:value="4.83290103681251">
                <text:p>4.83290103681251</text:p>
              </table:table-cell>
              <table:table-cell office:value-type="float" office:value="7.75749084331261">
                <text:p>7.75749084331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65cm" svg:height="7.63cm" xlink:href=".." xlink:type="simple" chart:class="chart:line" chart:style-name="ch1">
        <chart:title svg:x="6.394cm" svg:y="0.288cm" chart:style-name="ch2">
          <text:p>0.5</text:p>
        </chart:title>
        <chart:legend chart:legend-position="end" svg:x="11.295cm" svg:y="2.769cm" style:legend-expansion="high" chart:style-name="ch3"/>
        <chart:plot-area chart:style-name="ch4" table:cell-range-address="random_out.C1:random_out.F1 random_out.C14:random_out.F19" chart:data-source-has-labels="row" svg:x="0.271cm" svg:y="1.219cm" svg:width="10.753cm" svg:height="6.259cm">
          <chart:coordinate-region svg:x="0.892cm" svg:y="1.418cm" svg:width="10.132cm" svg:height="5.41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andom_out.C14:random_out.C19" chart:label-cell-address="random_out.C1:random_out.C1" chart:class="chart:line">
            <chart:data-point chart:repeated="6"/>
          </chart:series>
          <chart:series chart:style-name="ch9" chart:values-cell-range-address="random_out.D14:random_out.D19" chart:label-cell-address="random_out.D1:random_out.D1" chart:class="chart:line">
            <chart:data-point chart:repeated="6"/>
          </chart:series>
          <chart:series chart:style-name="ch10" chart:values-cell-range-address="random_out.E14:random_out.E19" chart:label-cell-address="random_out.E1:random_out.E1" chart:class="chart:line">
            <chart:data-point chart:repeated="6"/>
          </chart:series>
          <chart:series chart:style-name="ch11" chart:values-cell-range-address="random_out.F14:random_out.F19" chart:label-cell-address="random_out.F1:random_out.F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FRP</text:p>
                <draw:g>
                  <svg:desc>random_out.C1:random_out.C1</svg:desc>
                </draw:g>
              </table:table-cell>
              <table:table-cell office:value-type="string">
                <text:p>CFSF</text:p>
                <draw:g>
                  <svg:desc>random_out.D1:random_out.D1</svg:desc>
                </draw:g>
              </table:table-cell>
              <table:table-cell office:value-type="string">
                <text:p>PreIO</text:p>
                <draw:g>
                  <svg:desc>random_out.E1:random_out.E1</svg:desc>
                </draw:g>
              </table:table-cell>
              <table:table-cell office:value-type="string">
                <text:p>SF</text:p>
                <draw:g>
                  <svg:desc>random_out.F1:random_ou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960863883351">
                <text:p>1.25960863883351</text:p>
                <draw:g>
                  <svg:desc>random_out.C14:random_out.C19</svg:desc>
                </draw:g>
              </table:table-cell>
              <table:table-cell office:value-type="float" office:value="0.759903407374926">
                <text:p>0.759903407374926</text:p>
                <draw:g>
                  <svg:desc>random_out.D14:random_out.D19</svg:desc>
                </draw:g>
              </table:table-cell>
              <table:table-cell office:value-type="float" office:value="0.810086578604076">
                <text:p>0.810086578604076</text:p>
                <draw:g>
                  <svg:desc>random_out.E14:random_out.E19</svg:desc>
                </draw:g>
              </table:table-cell>
              <table:table-cell office:value-type="float" office:value="1.52423474797894">
                <text:p>1.52423474797894</text:p>
                <draw:g>
                  <svg:desc>random_out.F14:random_out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234395300002">
                <text:p>2.04234395300002</text:p>
              </table:table-cell>
              <table:table-cell office:value-type="float" office:value="0.932525993020855">
                <text:p>0.932525993020855</text:p>
              </table:table-cell>
              <table:table-cell office:value-type="float" office:value="1.183584907146">
                <text:p>1.183584907146</text:p>
              </table:table-cell>
              <table:table-cell office:value-type="float" office:value="3.26939773279167">
                <text:p>3.26939773279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7516229056235">
                <text:p>3.07516229056235</text:p>
              </table:table-cell>
              <table:table-cell office:value-type="float" office:value="1.615695123">
                <text:p>1.615695123</text:p>
              </table:table-cell>
              <table:table-cell office:value-type="float" office:value="1.79944408735429">
                <text:p>1.79944408735429</text:p>
              </table:table-cell>
              <table:table-cell office:value-type="float" office:value="5.53815786802073">
                <text:p>5.53815786802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9990514062598">
                <text:p>0.889990514062598</text:p>
              </table:table-cell>
              <table:table-cell office:value-type="float" office:value="0.329272314713201">
                <text:p>0.329272314713201</text:p>
              </table:table-cell>
              <table:table-cell office:value-type="float" office:value="0.452341688437514">
                <text:p>0.452341688437514</text:p>
              </table:table-cell>
              <table:table-cell office:value-type="float" office:value="7.31825797893746">
                <text:p>7.31825797893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4674303237492">
                <text:p>6.54674303237492</text:p>
              </table:table-cell>
              <table:table-cell office:value-type="float" office:value="3.58180752108323">
                <text:p>3.58180752108323</text:p>
              </table:table-cell>
              <table:table-cell office:value-type="float" office:value="3.72047145608328">
                <text:p>3.72047145608328</text:p>
              </table:table-cell>
              <table:table-cell office:value-type="float" office:value="8.86095557222903">
                <text:p>8.86095557222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63244034381241">
                <text:p>8.63244034381241</text:p>
              </table:table-cell>
              <table:table-cell office:value-type="float" office:value="5.28562324554171">
                <text:p>5.28562324554171</text:p>
              </table:table-cell>
              <table:table-cell office:value-type="float" office:value="5.29844278006226">
                <text:p>5.29844278006226</text:p>
              </table:table-cell>
              <table:table-cell office:value-type="float" office:value="11.6675698500834">
                <text:p>11.6675698500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